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F" svg:font-family="F"/>
    <style:font-face style:name="F1" svg:font-family="F1"/>
    <style:font-face style:name="F2" svg:font-family="F2"/>
    <style:font-face style:name="Liberation Serif" svg:font-family="&quot;Liberation Serif&quot;"/>
    <style:font-face style:name="新細明體" svg:font-family="新細明體"/>
    <style:font-face style:name="細明體" svg:font-family="細明體"/>
    <style:font-face style:name="微軟正黑體" svg:font-family="微軟正黑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F40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4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Hyperlink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563C1" style:text-underline-style="solid" style:text-underline-type="single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" style:family="table-cell" style:parent-style-name="_36229__36899__32080_" style:data-style-name="N0">
      <style:table-cell-properties style:vertical-align="middle" fo:wrap-option="wrap" style:repeat-content="false"/>
      <style:paragraph-properties fo:text-align="center"/>
      <style:text-properties fo:color="#0563C1" style:text-underline-style="solid" style:text-underline-type="single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F1" style:font-name-asian="F1" style:font-name-complex="F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F2" style:font-name-asian="F2" style:font-name-complex="F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F2" style:font-name-asian="F2" style:font-name-complex="F2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F1" style:font-name-asian="F1" style:font-name-complex="F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微軟正黑體" style:font-name-asian="微軟正黑體" style:font-name-complex="微軟正黑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5.159375cm"/>
    </style:style>
    <style:style style:name="co3" style:family="table-column">
      <style:table-column-properties fo:break-before="auto" style:column-width="5.02708333333333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4.73604166666667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5.82083333333333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3.86291666666667cm"/>
    </style:style>
    <style:style style:name="co11" style:family="table-column">
      <style:table-column-properties fo:break-before="auto" style:column-width="4.39208333333333cm"/>
    </style:style>
    <style:style style:name="co12" style:family="table-column">
      <style:table-column-properties fo:break-before="auto" style:column-width="15.2929166666667cm"/>
    </style:style>
    <style:style style:name="co13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50.25pt" style:use-optimal-row-height="false" fo:break-before="auto"/>
    </style:style>
    <style:style style:name="ro3" style:family="table-row">
      <style:table-row-properties style:row-height="105.75pt" style:use-optimal-row-height="false" fo:break-before="auto"/>
    </style:style>
    <style:style style:name="ro4" style:family="table-row">
      <style:table-row-properties style:row-height="135.7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99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0" table:number-columns-repeated="2" table:default-cell-style-name="ce4"/>
        <table:table-column table:style-name="co12" table:default-cell-style-name="ce6"/>
        <table:table-column table:style-name="co13" table:number-columns-repeated="16370" table:default-cell-style-name="ce4"/>
        <table:table-row table:style-name="ro1">
          <table:table-cell office:value-type="string" table:style-name="ce2">
            <text:p>序號</text:p>
          </table:table-cell>
          <table:table-cell office:value-type="string" table:style-name="ce2">
            <text:p>代辦事項</text:p>
          </table:table-cell>
          <table:table-cell office:value-type="string" table:style-name="ce2">
            <text:p>學生姓名(越文,英文,中文)</text:p>
          </table:table-cell>
          <table:table-cell office:value-type="string" table:style-name="ce2">
            <text:p>報名狀態</text:p>
          </table:table-cell>
          <table:table-cell office:value-type="string" table:style-name="ce2">
            <text:p>學生總檔</text:p>
          </table:table-cell>
          <table:table-cell office:value-type="string" table:style-name="ce2">
            <text:p>申請大學</text:p>
          </table:table-cell>
          <table:table-cell office:value-type="string" table:style-name="ce2">
            <text:p>學制</text:p>
          </table:table-cell>
          <table:table-cell office:value-type="string" table:style-name="ce2">
            <text:p>申請系別</text:p>
          </table:table-cell>
          <table:table-cell office:value-type="string" table:style-name="ce2">
            <text:p>如何申請</text:p>
          </table:table-cell>
          <table:table-cell office:value-type="string" table:style-name="ce2">
            <text:p>大學網址</text:p>
          </table:table-cell>
          <table:table-cell office:value-type="string" table:style-name="ce2">
            <text:p>收發EMAL</text:p>
          </table:table-cell>
          <table:table-cell office:value-type="string" table:style-name="ce2">
            <text:p>連絡方式</text:p>
          </table:table-cell>
          <table:table-cell office:value-type="string" table:style-name="ce2">
            <text:p>額外文件</text:p>
          </table:table-cell>
          <table:table-cell office:value-type="string" table:style-name="ce3">
            <text:p>事項紀錄</text:p>
          </table:table-cell>
          <table:table-cell table:number-columns-repeated="16370" table:style-name="ce1"/>
        </table:table-row>
        <table:table-row table:style-name="ro2"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NGUY<text:span text:style-name="T2">Ễ</text:span>N Y<text:span text:style-name="T3">Ế</text:span>N VY</text:p>
            <text:p>NGUYEN YEN VY</text:p>
            <text:p>阮燕薇</text:p>
          </table:table-cell>
          <table:table-cell office:value-type="string" table:style-name="ce8">
            <text:p>1.審核中</text:p>
            <text:p>2.姐姐用</text:p>
          </table:table-cell>
          <table:table-cell office:value-type="string" table:style-name="ce4">
            <text:p>OK</text:p>
            <text:p>2.姐姐用</text:p>
          </table:table-cell>
          <table:table-cell office:value-type="string" table:style-name="ce8">
            <text:p>1.台中亞洲大學</text:p>
            <text:p>2.嶺東科技大學</text:p>
          </table:table-cell>
          <table:table-cell office:value-type="string" table:style-name="ce4">
            <text:p>國際專修部</text:p>
          </table:table-cell>
          <table:table-cell table:number-columns-repeated="2" table:style-name="ce4"/>
          <table:table-cell office:value-type="string" table:style-name="ce5">
            <text:p><text:a xlink:href="https://admission.asia.edu.tw/AsiaGlobalAdmissions">https://admission.asia.edu.tw/AsiaGlobalAdmissions</text:a></text:p>
          </table:table-cell>
          <table:table-cell office:value-type="string" table:style-name="ce5">
            <text:p><text:a xlink:href="mailto:humor33608@gmail.com">humor33608@gmail.com</text:a></text:p>
          </table:table-cell>
          <table:table-cell table:number-columns-repeated="2" table:style-name="ce5"/>
          <table:table-cell table:style-name="ce6"/>
          <table:table-cell table:number-columns-repeated="16370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4">
            <text:p><text:span text:style-name="T4">1</text:span>.<text:span text:style-name="T4">高雄科大需要爸媽出生日期</text:span></text:p>
          </table:table-cell>
          <table:table-cell office:value-type="string" table:style-name="ce7">
            <text:p>HUYNH NHU Y</text:p>
            <text:p>黃如意</text:p>
          </table:table-cell>
          <table:table-cell office:value-type="string" table:style-name="ce7">
            <text:p>1.<text:span text:style-name="T5">審核中</text:span><text:span text:style-name="T5"/></text:p>
            <text:p><text:span text:style-name="T2">2.報名截止</text:span></text:p>
          </table:table-cell>
          <table:table-cell office:value-type="string" table:style-name="ce7">
            <text:p>1.OK</text:p>
            <text:p>2.OK</text:p>
          </table:table-cell>
          <table:table-cell office:value-type="string" table:style-name="ce5">
            <text:p>1.台南崑山科技大學</text:p>
            <text:p>2.高雄高雄科技大學</text:p>
          </table:table-cell>
          <table:table-cell office:value-type="string" table:style-name="ce5">
            <text:p>1.國際專修部</text:p>
            <text:p>2.四年制</text:p>
          </table:table-cell>
          <table:table-cell office:value-type="string" table:style-name="ce5">
            <text:p>1.觀光餐旅系</text:p>
            <text:p>2.D11513餐飲管理系(中文授課)</text:p>
          </table:table-cell>
          <table:table-cell table:style-name="ce4"/>
          <table:table-cell office:value-type="string" table:style-name="ce4">
            <text:p>1.https://web.ksu.edu.tw/DAIF000/page/61417</text:p>
            <text:p>2.https://examstd.nkuht.edu.tw/EnrollSTDFS/</text:p>
          </table:table-cell>
          <table:table-cell office:value-type="string" table:style-name="ce5">
            <text:p><text:a xlink:href="mailto:humor33608@gmail.com">humor33608@gmail.com</text:a></text:p>
          </table:table-cell>
          <table:table-cell office:value-type="string" table:style-name="ce4">
            <text:p>(06)2727175 ext.383</text:p>
            <text:p>a113000031@g.ksu.edu.tw</text:p>
          </table:table-cell>
          <table:table-cell table:style-name="ce4"/>
          <table:table-cell office:value-type="string" table:style-name="ce6">
            <text:p>3/23通知學校要補件至EMAIL、3/23上傳護照至EMAIL</text:p>
          </table:table-cell>
          <table:table-cell table:number-columns-repeated="16370"/>
        </table:table-row>
        <table:table-row table:style-name="ro4">
          <table:table-cell office:value-type="float" office:value="3" table:style-name="ce4">
            <text:p>3</text:p>
          </table:table-cell>
          <table:table-cell office:value-type="string" table:style-name="ce10">
            <text:p><text:span text:style-name="T8">傳檔案給姐姐</text:span></text:p>
            <text:p><text:span text:style-name="T10">1.</text:span><text:span text:style-name="T9">財力證明（財力證明存款金額至少美金</text:span><text:span text:style-name="T6">6,500</text:span><text:span text:style-name="T9">元或新台幣</text:span><text:span text:style-name="T6">180,000</text:span><text:span text:style-name="T9">元）且要用中文或英文翻譯的版本</text:span><text:span text:style-name="T4"/></text:p>
            <text:p><text:span text:style-name="T6">2.</text:span><text:span text:style-name="T9">推薦信</text:span><text:span text:style-name="T6"><text:s/></text:span><text:span text:style-name="T9">兩封</text:span><text:span text:style-name="T6"><text:s/></text:span><text:span text:style-name="T9">，推薦人的</text:span><text:span text:style-name="T6">Email</text:span><text:span text:style-name="T9">跟電話、名字都要寫在上面</text:span><text:span text:style-name="T4"/></text:p>
            <text:p><text:span text:style-name="T6">3.</text:span><text:span text:style-name="T9">申請入學報名費繳交證明</text:span><text:span text:style-name="T4"/></text:p>
            <text:p/>
          </table:table-cell>
          <table:table-cell office:value-type="string" table:style-name="ce4">
            <text:p>NGUY<text:span text:style-name="T7">Ễ</text:span>N LÊ MINH</text:p>
            <text:p>NGUYEN LE MINH</text:p>
            <text:p>阮黎明</text:p>
          </table:table-cell>
          <table:table-cell office:value-type="string" table:style-name="ce4">
            <text:p>1.<text:span text:style-name="T8">審核中</text:span></text:p>
            <text:p><text:span text:style-name="T10">2.</text:span><text:span text:style-name="T8">審核中</text:span></text:p>
          </table:table-cell>
          <table:table-cell office:value-type="string" table:style-name="ce4">
            <text:p>1.OK</text:p>
            <text:p>2.尚未</text:p>
          </table:table-cell>
          <table:table-cell office:value-type="string" table:style-name="ce4">
            <text:p>1.<text:span text:style-name="T8">台北銘傳大學</text:span></text:p>
            <text:p><text:span text:style-name="T10">2.</text:span><text:span text:style-name="T8">桃園健行科技大學</text:span></text:p>
          </table:table-cell>
          <table:table-cell table:number-columns-repeated="2" table:style-name="ce4"/>
          <table:table-cell office:value-type="string" table:style-name="ce4">
            <text:p>網路申請</text:p>
            <text:p>9月/第一學期入學：每年2月1日起至5月31日止</text:p>
            <text:p>2月/第二學期入學：每年9月15日起至10月15日止</text:p>
          </table:table-cell>
          <table:table-cell office:value-type="string" table:style-name="ce9">
            <text:p><text:a xlink:href="https://apply.mcu.edu.tw/student/signup?checkbox=on2.https://aps3.uch.edu.tw/iap/welcome.aspx">https://apply.mcu.edu.tw/student/signup?checkbox=on<text:line-break/>2.https://aps3.uch.edu.tw/iap/welcome.aspx</text:a></text:p>
          </table:table-cell>
          <table:table-cell office:value-type="string" table:style-name="ce9">
            <text:p><text:a xlink:href="mailto:1.humor33608@gmail.com2.">1.humor33608@gmail.com<text:line-break/>2.humor33608@gmail.com</text:a></text:p>
          </table:table-cell>
          <table:table-cell table:number-columns-repeated="2" table:style-name="ce5"/>
          <table:table-cell office:value-type="string" table:style-name="ce6">
            <text:p>3/24<text:span text:style-name="T4">已傳檔案給姐</text:span></text:p>
          </table:table-cell>
          <table:table-cell table:number-columns-repeated="16370"/>
        </table:table-row>
        <table:table-row table:style-name="ro5">
          <table:table-cell office:value-type="float" office:value="4" table:style-name="ce4">
            <text:p>4</text:p>
          </table:table-cell>
          <table:table-cell office:value-type="string" table:style-name="ce4">
            <text:p>製作學生檔案</text:p>
          </table:table-cell>
          <table:table-cell office:value-type="string" table:style-name="ce4">
            <text:p>ĐOÀN NGỌC TRÂM,</text:p>
            <text:p>DOAN NGOC TRAM.</text:p>
            <text:p>段玉簪</text:p>
          </table:table-cell>
          <table:table-cell office:value-type="string" table:style-name="ce4">
            <text:p>1.<text:span text:style-name="T9">姐姐用</text:span><text:span text:style-name="T4"/></text:p>
            <text:p><text:span text:style-name="T6">2.審核中</text:span></text:p>
          </table:table-cell>
          <table:table-cell office:value-type="string" table:style-name="ce4">
            <text:p>1.OK</text:p>
            <text:p>2.尚未</text:p>
          </table:table-cell>
          <table:table-cell office:value-type="string" table:style-name="ce4">
            <text:p>1.<text:span text:style-name="T4">台中嶺東科技大學</text:span><text:span text:style-name="T4"/></text:p>
            <text:p><text:span text:style-name="T2">2.</text:span><text:span text:style-name="T4">台中亞洲大學</text:span></text:p>
          </table:table-cell>
          <table:table-cell office:value-type="string" table:style-name="ce4">
            <text:p>1.<text:span text:style-name="T4">國際專修部</text:span><text:span text:style-name="T4"/></text:p>
            <text:p><text:span text:style-name="T6">2.</text:span><text:span text:style-name="T4">國際專修部</text:span></text:p>
          </table:table-cell>
          <table:table-cell table:style-name="ce4"/>
          <table:table-cell office:value-type="string" table:style-name="ce4">
            <text:p>email:ltuoia@teamail.ltu.edu.tw</text:p>
          </table:table-cell>
          <table:table-cell office:value-type="string" table:style-name="ce5">
            <text:p><text:a xlink:href="https://admission.asia.edu.tw/AsiaGlobalAdmissions">https://admission.asia.edu.tw/AsiaGlobalAdmissions</text:a></text:p>
          </table:table-cell>
          <table:table-cell office:value-type="string" table:style-name="ce9">
            <text:p><text:a xlink:href="mailto:2.jhin524521@proton.me">2.jhin524521@proton.me</text:a></text:p>
          </table:table-cell>
          <table:table-cell table:number-columns-repeated="2" table:style-name="ce4"/>
          <table:table-cell table:style-name="ce6"/>
          <table:table-cell table:number-columns-repeated="16370"/>
        </table:table-row>
        <table:table-row table:style-name="ro6">
          <table:table-cell office:value-type="float" office:value="5" table:style-name="ce4">
            <text:p>5</text:p>
          </table:table-cell>
          <table:table-cell office:value-type="string" table:style-name="ce8">
            <text:p>1.財力證明（財力證明存款金額至少美金6,500元或新台幣180,000元）且要用中文或英文翻譯的版本</text:p>
            <text:p>2.推薦信 兩封 ，推薦人的Email跟電話、名字都要寫在上面</text:p>
            <text:p>3.申請入學報名費繳交證明</text:p>
          </table:table-cell>
          <table:table-cell office:value-type="string" table:style-name="ce4">
            <text:p>VÕ HOÀNG TH<text:span text:style-name="T4">Ả</text:span>O VY</text:p>
            <text:p>VO HOANG THAO VY</text:p>
            <text:p>武黃草薇</text:p>
          </table:table-cell>
          <table:table-cell office:value-type="string" table:style-name="ce4">
            <text:p>1.<text:span text:style-name="T8">審核中</text:span></text:p>
            <text:p><text:span text:style-name="T10">2.</text:span><text:span text:style-name="T8">審核中</text:span></text:p>
          </table:table-cell>
          <table:table-cell office:value-type="string" table:style-name="ce4">
            <text:p>1.尚未</text:p>
            <text:p>2.尚未</text:p>
          </table:table-cell>
          <table:table-cell office:value-type="string" table:style-name="ce4">
            <text:p>1.<text:span text:style-name="T8">台北銘傳大學</text:span></text:p>
            <text:p><text:span text:style-name="T10">2.</text:span><text:span text:style-name="T8">桃園健行科技大學</text:span></text:p>
          </table:table-cell>
          <table:table-cell office:value-type="string" table:style-name="ce4">
            <text:p>1.國際專修部</text:p>
          </table:table-cell>
          <table:table-cell office:value-type="string" table:style-name="ce4">
            <text:p>1.<text:span text:style-name="T4">國際專修部</text:span><text:span text:style-name="T6">-</text:span><text:span text:style-name="T4">觀光事業學系</text:span><text:span text:style-name="T6">-</text:span><text:span text:style-name="T4">智慧旅遊與觀光傳播專班</text:span><text:span text:style-name="T6"><text:s/>IFP-Smart Tourism and Tourism Communication Special Cohort</text:span></text:p>
          </table:table-cell>
          <table:table-cell table:style-name="ce4"/>
          <table:table-cell office:value-type="string" table:style-name="ce9">
            <text:p><text:a xlink:href="https://apply.mcu.edu.tw/student/signup?checkbox=on2.https://aps3.uch.edu.tw/iap/welcome.aspx">https://apply.mcu.edu.tw/student/signup?checkbox=on<text:line-break/>2.https://aps3.uch.edu.tw/iap/welcome.aspx</text:a></text:p>
          </table:table-cell>
          <table:table-cell office:value-type="string" table:style-name="ce9">
            <text:p><text:a xlink:href="mailto:1.linhwapost@gmail.com">1.linhwapost@gmail.com<text:line-break/>2.jhin524521@proton.me</text:a></text:p>
          </table:table-cell>
          <table:table-cell table:style-name="ce4"/>
          <table:table-cell office:value-type="string" table:style-name="ce4">
            <text:p>1.需要知道小學、初中念哪</text:p>
          </table:table-cell>
          <table:table-cell table:style-name="ce6"/>
          <table:table-cell table:number-columns-repeated="16370"/>
        </table:table-row>
        <table:table-row table:style-name="ro1">
          <table:table-cell office:value-type="float" office:value="6" table:style-name="ce4">
            <text:p>6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1">
          <table:table-cell office:value-type="float" office:value="7" table:style-name="ce4">
            <text:p>7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1">
          <table:table-cell office:value-type="float" office:value="8" table:style-name="ce4">
            <text:p>8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1">
          <table:table-cell office:value-type="float" office:value="9" table:style-name="ce4">
            <text:p>9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1">
          <table:table-cell office:value-type="float" office:value="10" table:style-name="ce4">
            <text:p>10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1">
          <table:table-cell office:value-type="float" office:value="11" table:style-name="ce4">
            <text:p>11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1">
          <table:table-cell office:value-type="float" office:value="12" table:style-name="ce4">
            <text:p>12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1">
          <table:table-cell office:value-type="float" office:value="13" table:style-name="ce4">
            <text:p>13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1">
          <table:table-cell office:value-type="float" office:value="14" table:style-name="ce4">
            <text:p>14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1">
          <table:table-cell office:value-type="float" office:value="15" table:style-name="ce4">
            <text:p>15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1">
          <table:table-cell office:value-type="float" office:value="16" table:style-name="ce4">
            <text:p>16</text:p>
          </table:table-cell>
          <table:table-cell table:number-columns-repeated="16383"/>
        </table:table-row>
        <table:table-row table:style-name="ro1">
          <table:table-cell office:value-type="float" office:value="17" table:style-name="ce4">
            <text:p>17</text:p>
          </table:table-cell>
          <table:table-cell table:number-columns-repeated="16383"/>
        </table:table-row>
        <table:table-row table:style-name="ro1">
          <table:table-cell office:value-type="float" office:value="18" table:style-name="ce4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table:style-name="ce4">
            <text:p>19</text:p>
          </table:table-cell>
          <table:table-cell table:number-columns-repeated="16383"/>
        </table:table-row>
        <table:table-row table:style-name="ro1">
          <table:table-cell office:value-type="float" office:value="20" table:style-name="ce4">
            <text:p>20</text:p>
          </table:table-cell>
          <table:table-cell table:number-columns-repeated="16383"/>
        </table:table-row>
        <table:table-row table:style-name="ro1">
          <table:table-cell office:value-type="float" office:value="21" table:style-name="ce4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table:style-name="ce4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4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table:style-name="ce4">
            <text:p>24</text:p>
          </table:table-cell>
          <table:table-cell table:number-columns-repeated="16383"/>
        </table:table-row>
        <table:table-row table:style-name="ro1">
          <table:table-cell office:value-type="float" office:value="25" table:style-name="ce4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table:style-name="ce4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table:style-name="ce4">
            <text:p>27</text:p>
          </table:table-cell>
          <table:table-cell table:number-columns-repeated="16383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F" svg:font-family="F"/>
    <style:font-face style:name="F1" svg:font-family="F1"/>
    <style:font-face style:name="F2" svg:font-family="F2"/>
    <style:font-face style:name="Liberation Serif" svg:font-family="&quot;Liberation Serif&quot;"/>
    <style:font-face style:name="新細明體" svg:font-family="新細明體"/>
    <style:font-face style:name="細明體" svg:font-family="細明體"/>
    <style:font-face style:name="微軟正黑體" svg:font-family="微軟正黑體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1" style:font-name-asian="Liberation Sans1" style:font-name-complex="Liberation Sans1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_36229__36899__32080_" style:display-name="超連結" style:family="table-cell" style:data-style-name="N0">
      <style:text-properties fo:color="#0563C1" style:text-underline-style="solid" style:text-underline-type="single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頁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dc:creator>user</dc:creator>
    <meta:creation-date>2026-03-20T23:17:11Z</meta:creation-date>
    <dc:date>2026-03-25T03:06:07Z</dc:date>
    <meta:editing-cycles>13</meta:editing-cycles>
    <meta:editing-duration>PT6763S</meta:editing-duration>
  </office:meta>
</office:document-meta>
</file>